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outline1">
      <style:graphic-properties draw:auto-grow-height="true" fo:min-height="13.001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title">
      <style:graphic-properties fo:min-height="5.75cm"/>
    </style:style>
    <style:style style:name="pr9" style:family="presentation" style:parent-style-name="Text_20_Master-outline1">
      <style:graphic-properties fo:min-height="12.75cm"/>
    </style:style>
    <style:style style:name="pr10" style:family="presentation" style:parent-style-name="Text_20_Master-notes">
      <style:graphic-properties draw:fill-color="#ffffff" fo:min-height="12.322cm"/>
    </style:style>
    <style:style style:name="pr11" style:family="presentation" style:parent-style-name="Text_20_Master-title">
      <style:graphic-properties draw:auto-grow-height="true" fo:min-height="19.023cm"/>
    </style:style>
    <style:style style:name="pr12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00ffff" fo:font-family="Optima" style:font-style-name="ExtraBlack" style:font-pitch="variable" fo:font-size="110pt" fo:font-weight="bold" style:font-size-asian="110pt" style:font-weight-asian="bold" style:font-size-complex="110pt" style:font-weight-complex="bold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color="#00ff00" fo:font-size="500pt" style:font-size-asian="500pt" style:font-size-complex="500pt"/>
    </style:style>
    <style:style style:name="P6" style:family="paragraph">
      <style:text-properties fo:color="#663300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9" style:family="paragraph">
      <style:paragraph-properties fo:text-align="center"/>
      <style:text-properties fo:color="#6633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ffff" fo:font-family="Optima" style:font-style-name="ExtraBlack" style:font-pitch="variable" fo:font-size="110pt" fo:font-weight="bold" style:font-size-asian="110pt" style:font-weight-asian="bold" style:font-size-complex="110pt" style:font-weight-complex="bold"/>
    </style:style>
    <style:style style:name="T2" style:family="text">
      <style:text-properties fo:color="#ffffff"/>
    </style:style>
    <style:style style:name="T3" style:family="text">
      <style:text-properties fo:color="#663300" fo:font-weight="bold" style:font-weight-asian="bold" style:font-weight-complex="bold"/>
    </style:style>
    <style:style style:name="T4" style:family="text">
      <style:text-properties fo:color="#00ff00" fo:font-family="Arial" style:font-style-name="Regular" style:font-family-generic="swiss" style:font-pitch="variable" fo:font-size="500pt" style:font-family-asian="Arial" style:font-style-name-asian="Regular" style:font-family-generic-asian="swiss" style:font-pitch-asian="variable" style:font-size-asian="500pt" style:font-family-complex="Arial" style:font-style-name-complex="Regular" style:font-family-generic-complex="swiss" style:font-pitch-complex="variable" style:font-size-complex="500pt"/>
    </style:style>
    <style:style style:name="T5" style:family="text">
      <style:text-properties fo:color="#663300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Optima-Regular" style:font-family-generic-asian="swiss" style:font-size-asian="20pt" style:font-style-asian="normal" style:font-weight-asian="normal" style:font-family-complex="Optima-Regular" style:font-family-generic-complex="swiss" style:font-size-complex="20pt" style:font-style-complex="normal" style:font-weight-complex="normal" style:text-emphasize="none" style:font-relief="none"/>
    </style:style>
    <style:style style:name="T7" style:family="text">
      <style:text-properties fo:font-size="45pt" style:font-size-asian="45pt" style:font-size-complex="45pt"/>
    </style:style>
    <style:style style:name="T8" style:family="text">
      <style:text-properties fo:font-size="45pt" fo:font-style="italic" fo:font-weight="normal" style:font-size-asian="45pt" style:font-style-asian="italic" style:font-weight-asian="normal" style:font-size-complex="45pt" style:font-style-complex="italic" style:font-weight-complex="normal"/>
    </style:style>
    <style:style style:name="T9" style:family="text">
      <style:text-properties fo:font-size="20pt"/>
    </style:style>
    <style:style style:name="T10" style:family="text">
      <style:text-properties fo:color="#663300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Consultative Decision Mak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3" draw:layer="layout" svg:width="25.199cm" svg:height="18.25cm" svg:x="1.4cm" svg:y="1.125cm" presentation:class="title">
          <draw:text-box>
            <text:p><text:span text:style-name="T2">Team Decisions</text:span><text:span text:style-name="T2"><text:line-break/></text:span><text:span text:style-name="T2">Unified A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Discussion:</text:p>
          </draw:text-box>
        </draw:frame>
        <draw:frame presentation:style-name="pr6" draw:layer="layout" svg:width="26cm" svg:height="13.001cm" svg:x="1cm" svg:y="7.5cm" presentation:class="outline">
          <draw:text-box>
            <text:p text:style-name="P4">What are the <text:span text:style-name="T3">differences</text:span> between an individual making a decision and a team making a decision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_20_Master" presentation:presentation-page-layout-name="AL2T1">
        <office:forms form:automatic-focus="false" form:apply-design-mode="false"/>
        <draw:frame draw:style-name="gr2" draw:text-style-name="P5" draw:layer="layout" svg:width="10.179cm" svg:height="19.957cm" svg:x="7.816cm" svg:y="2.043cm">
          <draw:text-box>
            <text:p><text:span text:style-name="T4">√</text:span></text:p>
          </draw:text-box>
        </draw:frame>
        <draw:frame presentation:style-name="pr8" draw:text-style-name="P6" draw:layer="layout" svg:width="26cm" svg:height="5.75cm" svg:x="1cm" svg:y="1.125cm" presentation:class="title">
          <draw:text-box>
            <text:p><text:span text:style-name="T5">Purpose</text:span></text:p>
          </draw:text-box>
        </draw:frame>
        <draw:frame presentation:style-name="pr9" draw:text-style-name="P4" draw:layer="layout" svg:width="26cm" svg:height="12.75cm" svg:x="1cm" svg:y="7.5cm" presentation:class="outline">
          <draw:text-box>
            <text:p text:style-name="P4"/>
            <text:p text:style-name="P4">Best Solu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>
            <draw:text-box>
              <text:p>Under “Best Solution” talk about truth and truthfulness.</text:p>
            </draw:text-box>
          </draw:frame>
        </presentation:notes>
      </draw:page>
      <draw:page draw:name="page5" draw:style-name="dp1" draw:master-page-name="Text_20_Master" presentation:presentation-page-layout-name="AL2T1">
        <office:forms form:automatic-focus="false" form:apply-design-mode="false"/>
        <draw:frame presentation:style-name="pr8" draw:text-style-name="P6" draw:layer="layout" svg:width="26cm" svg:height="5.75cm" svg:x="1cm" svg:y="1.125cm" presentation:class="title">
          <draw:text-box>
            <text:p><text:span text:style-name="T5">Outcome</text:span></text:p>
          </draw:text-box>
        </draw:frame>
        <draw:frame presentation:style-name="pr9" draw:layer="layout" svg:width="26cm" svg:height="12.75cm" svg:x="1cm" svg:y="7.5cm" presentation:class="outline">
          <draw:text-box>
            <text:p text:style-name="P4"/>
            <text:p text:style-name="P4">United 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>
            <draw:text-box>
              <text:p>Analogy of people in a boat:</text:p>
              <text:p>- rowing in many directions – get nowhere</text:p>
              <text:p>- rowing in the same direction, move quickly</text:p>
              <text:p/>
              <text:p>Also:</text:p>
              <text:p>- united action doesn't have to be correct at first! <text:s/>Action allows the team to find the correct solution. <text:s/>Sometimes it is the _only_ way to find the solution.</text:p>
            </draw:text-box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11" draw:layer="layout" svg:width="26cm" svg:height="19.023cm" svg:x="1cm" svg:y="0.977cm" presentation:class="title" presentation:user-transformed="true">
          <draw:text-box>
            <text:p>Not:<text:line-break/><text:line-break/><text:span text:style-name="T5">Debate</text:span><text:span text:style-name="T5"><text:line-break/></text:span><text:span text:style-name="T5">Competition</text:span><text:span text:style-name="T5"><text:line-break/></text:span><text:span text:style-name="T5">Idle Discussion</text:span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>
            <draw:text-box>
              <text:p>Not Robert's Rules of Order</text:p>
              <text:p><text:span text:style-name="T6">Winner is not person who most cleverly articulates their thoughts or has most dominant personality.</text:span></text:p>
              <text:p><text:span text:style-name="T6"/></text:p>
            </draw:text-box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12.093cm" svg:x="1cm" svg:y="3.989cm" presentation:class="title" presentation:user-transformed="true">
          <draw:text-box>
            <text:p><text:span text:style-name="T5">Capabilities</text:span><text:line-break/>Truthfulness<text:line-break/>Detachment<text:line-break/>Hum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>
            <draw:text-box>
              <text:p>Truthfulness</text:p>
              <text:p>Detachment</text:p>
              <text:p>Humility</text:p>
            </draw:text-box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9.07cm" svg:x="1cm" svg:y="5.5cm" presentation:class="title" presentation:user-transformed="true">
          <draw:text-box>
            <text:p><text:span text:style-name="T5">How To Do</text:span><text:line-break/>Consultative Decision Making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>
            <draw:text-box>
              <text:p>Rules of behavior:</text:p>
              <text:p>- All individuals must feel free to express their thoughts/ideas without intimidation and without fear.</text:p>
              <text:p>- Contributors don't attach themselves to their ideas – offer idea, let it stand on it's own merit.</text:p>
              <text:p>- People involved: anyone relevant (note: roles and titles do not define relevance).</text:p>
              <text:p>- When to consult: any time the team needs to make a decision AND take action.</text:p>
              <text:p/>
              <text:p/>
            </draw:text-box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19.26cm" svg:x="1cm" svg:y="0.407cm" presentation:class="title" presentation:user-transformed="true">
          <draw:text-box>
            <text:p><text:span text:style-name="T5">Quote</text:span><text:line-break/><text:line-break/><text:span text:style-name="T7">The best teams invest a tremendous amount of time and effort exploring, shaping, and agreeing on a purpose that belongs to them both collectively and individually.</text:span><text:span text:style-name="T7"><text:line-break/></text:span><text:span text:style-name="T7"><text:line-break/></text:span><text:span text:style-name="T8">- The Wisdom of T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7" draw:layer="layout" svg:width="17.271cm" svg:height="12.322cm" svg:x="2.159cm" svg:y="13.271cm" presentation:class="notes">
            <draw:text-box>
              <text:p><text:span text:style-name="T9">Rules of behavior:</text:span></text:p>
              <text:p><text:span text:style-name="T9">- All individuals must feel free to express their thoughts/ideas without intimidation and without fear.</text:span></text:p>
              <text:p><text:span text:style-name="T9">- Contributors don't attach themselves to their ideas – offer idea, let it stand on it's own merit.</text:span></text:p>
              <text:p><text:span text:style-name="T9">- People involved: anyone relevant (note: roles and titles do not define relevance).</text:span></text:p>
              <text:p><text:span text:style-name="T9">- When to consult: any time the team needs to make a decision AND take action.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Text_20_Master" presentation:presentation-page-layout-name="AL1T19">
        <office:forms form:automatic-focus="false" form:apply-design-mode="false"/>
        <draw:custom-shape draw:style-name="gr3" draw:text-style-name="P4" draw:layer="layout" svg:width="12.5cm" svg:height="19cm" svg:x="8cm" svg:y="1cm">
          <text:p/>
          <draw:enhanced-geometry svg:viewBox="0 0 21600 21600" draw:text-areas="0 ?f0 ?f5 ?f2" draw:type="right-arrow" draw:modifiers="14188.1619937695 3090.482683392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layer="layout" svg:width="26cm" svg:height="9.07cm" svg:x="1cm" svg:y="5.73cm" presentation:class="title" presentation:user-transformed="true">
          <draw:text-box>
            <text:p>What are the <text:span text:style-name="T5">results</text:span> of an effective team consulta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Image_20_Master_20_-_20_Black_20_Title">
        <office:forms form:automatic-focus="false" form:apply-design-mode="false"/>
        <draw:frame draw:style-name="gr4" draw:text-style-name="P9" draw:layer="layout" svg:width="27cm" svg:height="21.223cm" svg:x="0.5cm" svg:y="-0.2cm">
          <draw:text-box>
            <text:p text:style-name="P8"><text:span text:style-name="T10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2" draw:text-style-name="P7" draw:layer="layout" svg:width="17.271cm" svg:height="12.573cm" svg:x="2.159cm" svg:y="13.271cm" presentation:class="notes">
            <draw:text-box>
              <text:p><text:span text:style-name="T9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1T11:53:45</meta:creation-date>
    <meta:editing-duration>PT01H22M25S</meta:editing-duration>
    <meta:editing-cycles>9</meta:editing-cycles>
    <meta:generator>OpenOffice.org/3.2$Win32 OpenOffice.org_project/320m18$Build-9502</meta:generator>
    <dc:date>2010-07-22T22:51:59.99</dc:date>
    <meta:print-date>2009-05-25T16:07:57</meta:print-date>
    <dc:creator>David Parker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